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2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center" fo:margin-left="5.40pt" fo:text-indent="-5.40pt">
        <style:tab-stops>
          <style:tab-stop style:position="156.95pt"/>
          <style:tab-stop style:position="26311.80pt"/>
        </style:tab-stops>
      </style:paragraph-properties>
    </style:style>
    <style:style style:name="P4" style:family="paragraph">
      <style:paragraph-properties fo:line-height="100.00%" fo:text-align="center">
        <style:tab-stops>
          <style:tab-stop style:position="45.00pt"/>
          <style:tab-stop style:position="432.00pt"/>
        </style:tab-stops>
      </style:paragraph-properties>
    </style:style>
    <style:style style:name="P5" style:family="paragraph">
      <style:paragraph-properties fo:line-height="100.00%" fo:text-align="center" fo:margin-left="5.40pt" fo:text-indent="-5.40pt">
        <style:tab-stops>
          <style:tab-stop style:position="156.95pt"/>
          <style:tab-stop style:position="26311.80pt"/>
        </style:tab-stops>
      </style:paragraph-properties>
    </style:style>
    <style:style style:name="P6" style:family="paragraph">
      <style:paragraph-properties fo:line-height="100.00%" fo:text-align="center" fo:margin-left="5.40pt" fo:text-indent="-5.40pt">
        <style:tab-stops>
          <style:tab-stop style:position="156.95pt"/>
          <style:tab-stop style:position="26311.80pt"/>
        </style:tab-stops>
      </style:paragraph-properties>
    </style:style>
    <style:style style:name="P7" style:family="paragraph">
      <style:paragraph-properties fo:line-height="100.00%" fo:text-align="left">
        <style:tab-stops>
          <style:tab-stop style:position="45.00pt"/>
          <style:tab-stop style:position="432.00pt"/>
        </style:tab-stops>
      </style:paragraph-properties>
    </style:style>
    <style:style style:name="P8" style:family="paragraph">
      <style:paragraph-properties fo:line-height="100.00%" fo:text-align="center">
        <style:tab-stops>
          <style:tab-stop style:position="45.00pt"/>
          <style:tab-stop style:position="432.00pt"/>
        </style:tab-stops>
      </style:paragraph-properties>
    </style:style>
    <style:style style:name="P9" style:family="paragraph">
      <style:paragraph-properties fo:line-height="100.00%" fo:text-align="center" fo:margin-left="5.40pt" fo:text-indent="-5.40pt">
        <style:tab-stops>
          <style:tab-stop style:position="156.95pt"/>
          <style:tab-stop style:position="26311.80pt"/>
        </style:tab-stops>
      </style:paragraph-properties>
    </style:style>
    <style:style style:name="P10" style:family="paragraph">
      <style:paragraph-properties fo:line-height="100.00%" fo:text-align="center" fo:margin-left="5.40pt" fo:text-indent="-5.40pt">
        <style:tab-stops>
          <style:tab-stop style:position="156.95pt"/>
          <style:tab-stop style:position="26311.80pt"/>
        </style:tab-stops>
      </style:paragraph-properties>
    </style:style>
    <style:style style:name="P11" style:family="paragraph">
      <style:paragraph-properties fo:line-height="100.00%" fo:text-align="left">
        <style:tab-stops>
          <style:tab-stop style:position="45.00pt"/>
          <style:tab-stop style:position="432.00pt"/>
        </style:tab-stops>
      </style:paragraph-properties>
    </style:style>
    <style:style style:name="P12" style:family="paragraph">
      <style:paragraph-properties fo:line-height="100.00%" fo:text-align="center">
        <style:tab-stops>
          <style:tab-stop style:position="45.00pt"/>
          <style:tab-stop style:position="432.00pt"/>
        </style:tab-stops>
      </style:paragraph-properties>
    </style:style>
    <style:style style:name="P13" style:family="paragraph">
      <style:paragraph-properties fo:line-height="100.00%" fo:text-align="center" fo:margin-left="5.40pt" fo:text-indent="-5.40pt">
        <style:tab-stops>
          <style:tab-stop style:position="156.95pt"/>
          <style:tab-stop style:position="26311.80pt"/>
        </style:tab-stops>
      </style:paragraph-properties>
    </style:style>
    <style:style style:name="P14" style:family="paragraph">
      <style:paragraph-properties fo:line-height="100.00%" fo:text-align="center" fo:margin-left="5.40pt" fo:text-indent="-5.40pt">
        <style:tab-stops>
          <style:tab-stop style:position="156.95pt"/>
          <style:tab-stop style:position="26311.80pt"/>
        </style:tab-stops>
      </style:paragraph-properties>
    </style:style>
    <style:style style:name="P15" style:family="paragraph">
      <style:paragraph-properties fo:line-height="100.00%" fo:text-align="center">
        <style:tab-stops>
          <style:tab-stop style:position="45.00pt"/>
          <style:tab-stop style:position="432.00pt"/>
        </style:tab-stops>
      </style:paragraph-properties>
    </style:style>
    <style:style style:name="P16" style:family="paragraph">
      <style:paragraph-properties fo:line-height="100.00%" fo:text-align="center" fo:margin-left="5.40pt" fo:text-indent="-5.40pt">
        <style:tab-stops>
          <style:tab-stop style:position="156.95pt"/>
          <style:tab-stop style:position="26311.80pt"/>
        </style:tab-stops>
      </style:paragraph-properties>
    </style:style>
    <style:style style:name="P17" style:family="paragraph">
      <style:paragraph-properties fo:line-height="100.00%" fo:text-align="center" fo:margin-left="0.00pt" fo:text-indent="36.00pt">
        <style:tab-stops>
          <style:tab-stop style:position="45.00pt"/>
          <style:tab-stop style:position="432.00pt"/>
        </style:tab-stops>
      </style:paragraph-properties>
    </style:style>
    <style:style style:name="P18" style:family="paragraph">
      <style:paragraph-properties fo:line-height="100.00%" fo:text-align="left">
        <style:tab-stops>
          <style:tab-stop style:position="45.00pt"/>
          <style:tab-stop style:position="432.00pt"/>
        </style:tab-stops>
      </style:paragraph-properties>
    </style:style>
    <style:style style:name="P19" style:family="paragraph">
      <style:paragraph-properties fo:line-height="100.00%" fo:text-align="left" fo:margin-left="0.00pt" fo:text-indent="36.00pt">
        <style:tab-stops>
          <style:tab-stop style:position="45.00pt"/>
          <style:tab-stop style:position="432.00pt"/>
        </style:tab-stops>
      </style:paragraph-properties>
    </style:style>
    <style:style style:name="P20" style:family="paragraph">
      <style:paragraph-properties fo:line-height="100.00%" fo:text-align="center" fo:margin-left="0.00pt" fo:text-indent="36.00pt">
        <style:tab-stops>
          <style:tab-stop style:position="45.00pt"/>
          <style:tab-stop style:position="432.00pt"/>
        </style:tab-stops>
      </style:paragraph-properties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0.35pt" fo:text-indent="-0.35pt">
        <style:tab-stops>
          <style:tab-stop style:position="10.45pt" style:type="center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0.35pt" fo:text-indent="-0.35pt">
        <style:tab-stops>
          <style:tab-stop style:position="10.45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0.35pt" fo:text-indent="-0.35pt">
        <style:tab-stops>
          <style:tab-stop style:position="10.45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0.35pt" fo:text-indent="-0.35pt">
        <style:tab-stops>
          <style:tab-stop style:position="10.45pt" style:type="center"/>
        </style:tab-stops>
      </style:paragraph-properties>
    </style:style>
    <style:style style:name="P30" style:family="paragraph">
      <style:paragraph-properties fo:line-height="100.00%" fo:text-align="left" fo:margin-left="0.35pt" fo:text-indent="-0.35pt">
        <style:tab-stops>
          <style:tab-stop style:position="207.75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0.35pt" fo:text-indent="-0.35pt">
        <style:tab-stops>
          <style:tab-stop style:position="207.75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0.35pt" fo:text-indent="-0.35pt">
        <style:tab-stops>
          <style:tab-stop style:position="10.45pt" style:type="center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0.35pt" fo:text-indent="-0.35pt">
        <style:tab-stops>
          <style:tab-stop style:position="10.45pt" style:type="center"/>
        </style:tab-stops>
      </style:paragraph-properties>
    </style:style>
    <style:style style:name="P37" style:family="paragraph">
      <style:paragraph-properties fo:line-height="100.00%" fo:text-align="left" fo:margin-left="0.35pt" fo:text-indent="-0.35pt">
        <style:tab-stops>
          <style:tab-stop style:position="140.45pt" style:type="center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0.35pt" fo:text-indent="-0.35pt">
        <style:tab-stops>
          <style:tab-stop style:position="140.45pt" style:type="center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0.35pt" fo:text-indent="-0.35pt">
        <style:tab-stops>
          <style:tab-stop style:position="10.45pt" style:type="center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0.35pt" fo:text-indent="-0.35pt">
        <style:tab-stops>
          <style:tab-stop style:position="10.45pt" style:type="center"/>
        </style:tab-stops>
      </style:paragraph-properties>
    </style:style>
    <style:style style:name="P44" style:family="paragraph">
      <style:paragraph-properties fo:line-height="100.00%" fo:text-align="left" fo:margin-left="0.35pt" fo:text-indent="-0.35pt">
        <style:tab-stops>
          <style:tab-stop style:position="147.20pt" style:type="center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0.35pt" fo:text-indent="-0.35pt">
        <style:tab-stops>
          <style:tab-stop style:position="147.20pt" style:type="center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0.35pt" fo:text-indent="-0.35pt">
        <style:tab-stops>
          <style:tab-stop style:position="10.45pt" style:type="center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0.35pt" fo:text-indent="-0.35pt">
        <style:tab-stops>
          <style:tab-stop style:position="10.45pt" style:type="center"/>
        </style:tab-stops>
      </style:paragraph-properties>
    </style:style>
    <style:style style:name="P51" style:family="paragraph">
      <style:paragraph-properties fo:line-height="100.00%" fo:text-align="left" fo:margin-left="0.35pt" fo:text-indent="-0.35pt">
        <style:tab-stops>
          <style:tab-stop style:position="206.25pt" style:type="center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0.35pt" fo:text-indent="-0.35pt">
        <style:tab-stops>
          <style:tab-stop style:position="206.25pt" style:type="center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0.35pt" fo:text-indent="-0.35pt">
        <style:tab-stops>
          <style:tab-stop style:position="10.45pt" style:type="center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0.35pt" fo:text-indent="-0.35pt">
        <style:tab-stops>
          <style:tab-stop style:position="10.45pt" style:type="center"/>
        </style:tab-stops>
      </style:paragraph-properties>
    </style:style>
    <style:style style:name="P58" style:family="paragraph">
      <style:paragraph-properties fo:line-height="100.00%" fo:text-align="left" fo:margin-left="0.35pt" fo:text-indent="-0.35pt">
        <style:tab-stops>
          <style:tab-stop style:position="326.55pt" style:type="center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0.35pt" fo:text-indent="-0.35pt">
        <style:tab-stops>
          <style:tab-stop style:position="326.55pt" style:type="center"/>
        </style:tab-stops>
      </style:paragraph-properties>
    </style:style>
    <style:style style:name="P61" style:family="paragraph">
      <style:paragraph-properties fo:line-height="100.00%" fo:text-align="left" fo:margin-left="0.35pt" fo:text-indent="-0.35pt">
        <style:tab-stops>
          <style:tab-stop style:position="216.85pt" style:type="center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0.35pt" fo:text-indent="-0.35pt">
        <style:tab-stops>
          <style:tab-stop style:position="216.85pt" style:type="center"/>
        </style:tab-stops>
      </style:paragraph-properties>
    </style:style>
    <style:style style:name="P64" style:family="paragraph">
      <style:paragraph-properties fo:line-height="100.00%" fo:text-align="left" fo:margin-left="0.35pt" fo:text-indent="-0.35pt">
        <style:tab-stops>
          <style:tab-stop style:position="487.25pt" style:type="center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0.35pt" fo:text-indent="-0.35pt">
        <style:tab-stops>
          <style:tab-stop style:position="487.25pt" style:type="center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0.35pt" fo:text-indent="-0.35pt">
        <style:tab-stops>
          <style:tab-stop style:position="487.2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TableColumn0100" style:family="table-column">
      <style:table-column-properties style:column-width="2.254861in"/>
    </style:style>
    <style:style style:name="TableColumn0101" style:family="table-column">
      <style:table-column-properties style:column-width="2.254861in"/>
    </style:style>
    <style:style style:name="Table01" style:family="table">
      <style:table-properties style:width="4.509722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 style:min-row-height="0.149306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150000in"/>
    </style:style>
    <style:style style:name="Table02" style:family="table">
      <style:table-properties style:width="0.150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olumn0300" style:family="table-column">
      <style:table-column-properties style:column-width="0.150000in"/>
    </style:style>
    <style:style style:name="TableColumn0301" style:family="table-column">
      <style:table-column-properties style:column-width="2.740278in"/>
    </style:style>
    <style:style style:name="Table03" style:family="table">
      <style:table-properties style:width="2.890278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3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Column0400" style:family="table-column">
      <style:table-column-properties style:column-width="0.150000in"/>
    </style:style>
    <style:style style:name="TableColumn0401" style:family="table-column">
      <style:table-column-properties style:column-width="1.805556in"/>
    </style:style>
    <style:style style:name="Table04" style:family="table">
      <style:table-properties style:width="1.95555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4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Column0500" style:family="table-column">
      <style:table-column-properties style:column-width="0.150000in"/>
    </style:style>
    <style:style style:name="TableColumn0501" style:family="table-column">
      <style:table-column-properties style:column-width="1.899306in"/>
    </style:style>
    <style:style style:name="Table05" style:family="table">
      <style:table-properties style:width="2.049306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5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Column0600" style:family="table-column">
      <style:table-column-properties style:column-width="0.150000in"/>
    </style:style>
    <style:style style:name="TableColumn0601" style:family="table-column">
      <style:table-column-properties style:column-width="2.719444in"/>
    </style:style>
    <style:style style:name="Table06" style:family="table">
      <style:table-properties style:width="2.869444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6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Column0700" style:family="table-column">
      <style:table-column-properties style:column-width="0.150000in"/>
    </style:style>
    <style:style style:name="TableColumn0701" style:family="table-column">
      <style:table-column-properties style:column-width="2.866667in"/>
    </style:style>
    <style:style style:name="TableColumn0702" style:family="table-column">
      <style:table-column-properties style:column-width="1.523611in"/>
    </style:style>
    <style:style style:name="TableColumn0703" style:family="table-column">
      <style:table-column-properties style:column-width="2.231944in"/>
    </style:style>
    <style:style style:name="Table07" style:family="table">
      <style:table-properties style:width="6.772222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701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Cell0701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Row0702" style:family="table-row">
      <style:table-row-properties/>
    </style:style>
    <style:style style:name="TableCell0702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702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Row0703" style:family="table-row">
      <style:table-row-properties/>
    </style:style>
    <style:style style:name="TableCell0703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703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Cell0703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Cell0703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Row0704" style:family="table-row">
      <style:table-row-properties/>
    </style:style>
    <style:style style:name="TableCell070400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center" fo:background-color="#ffffff"/>
    </style:style>
    <style:style style:name="TableCell070401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Cell070402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  <style:style style:name="TableCell070403" style:family="table-cell">
      <style:table-cell-properties fo:border-top="0.000000in solid #000000" fo:border-left="0.000000in solid #000000" fo:border-right="0.000000in solid #000000" fo:border-bottom="0.000000in solid #000000" fo:padding-left="0.004861in" fo:padding-right="0.004861in" fo:vertical-align="top" fo:background-color="# 0 0 0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Relatório do Projeto 2<text:s/></text:span><text:span text:style-name="T3">–</text:span><text:span text:style-name="T4"><text:s/>Codificador de Imagens Binárias</text:span></text:p>
      <text:p text:style-name="P2"><text:span text:style-name="T5">Individual ou Dupla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7">Nome do Integrante</text:span><text:span text:style-name="T8"/></text:p>
          </table:table-cell>
          <table:table-cell table:style-name="TableCell010001">
            <text:p text:style-name="P4"><text:span text:style-name="T9">RA</text:span><text:span text:style-name="T10"/></text:p>
          </table:table-cell>
        </table:table-row>
        <table:table-row table:style-name="TableRow0101">
          <table:table-cell table:style-name="TableCell010100">
            <text:p text:style-name="P7"><text:span text:style-name="T11">Lucas Franco do Carmo</text:span><text:span text:style-name="T12"/></text:p>
          </table:table-cell>
          <table:table-cell table:style-name="TableCell010101">
            <text:p text:style-name="P8"><text:span text:style-name="T13">10439830</text:span><text:span text:style-name="T14"/></text:p>
          </table:table-cell>
        </table:table-row>
        <table:table-row table:style-name="TableRow0102">
          <table:table-cell table:style-name="TableCell010200">
            <text:p text:style-name="P11"><text:span text:style-name="T15">Marcelo Kenzo Okamoto</text:span><text:span text:style-name="T16"/></text:p>
          </table:table-cell>
          <table:table-cell table:style-name="TableCell010201">
            <text:p text:style-name="P12"><text:span text:style-name="T17">10439244</text:span><text:span text:style-name="T18"/></text:p>
          </table:table-cell>
        </table:table-row>
        <table:table-row table:style-name="TableRow0103">
          <table:table-cell table:style-name="TableCell010300">
            <text:p text:style-name="P15"><text:span text:style-name="T18"/></text:p>
          </table:table-cell>
          <table:table-cell table:style-name="TableCell010301">
            <text:p text:style-name="P15"><text:span text:style-name="T18"/></text:p>
          </table:table-cell>
        </table:table-row>
      </table:table>
      <text:p text:style-name="P17"><text:span text:style-name="T19"/></text:p>
      <text:p text:style-name="P18"><text:span text:style-name="T19">Observações importantes e considerações finais:</text:span></text:p>
      <text:p text:style-name="P18"><text:span text:style-name="T19"/></text:p>
      <text:p text:style-name="P18"><text:span text:style-name="T19">O programa deve ser implementado na linguagem C, ser modularizado e bem documentado. A entrega do trabalho deve ser feita pelo GitHub Classroom, observando-se a data limite para entrega.</text:span></text:p>
      <text:p text:style-name="P18"><text:span text:style-name="T19"/></text:p>
      <text:p text:style-name="P18"><text:span text:style-name="T19">O código entregue será avaliado de acordo com os seguintes critérios:.</text:span></text:p>
      <text:p text:style-name="P19"><text:span text:style-name="T19"/></text:p>
      <text:p text:style-name="P20"><text:span text:style-name="T19"/></text:p>
      <text:p text:style-name="P21"><text:span text:style-name="T20">Conteúdo do Relatório</text:span></text:p>
      <text:p text:style-name="P21"><text:span text:style-name="T20"/></text:p>
      <text:p text:style-name="P22"><text:span text:style-name="T21">Printscreen</text:span><text:span text:style-name="T22"><text:s/>abaixo para os 7 testes realizados com a indicação de qual é cada um deles.</text:span></text:p>
      <text:p text:style-name="P22"><text:span text:style-name="T22"/></text:p>
      <text:p text:style-name="P22"><text:span text:style-name="T22">Exibir ajuda</text:span></text:p>
      <text:p text:style-name="P22"><text:span text:style-name="T22">Comando: <text:tab/>./ImageEncoder --help</text:span></text:p>
      <text:p text:style-name="P22"><draw:frame text:anchor-type="as-char" svg:width="165.13mm" svg:height="53.32mm" style:rel-width="scale" style:rel-height="scale"><draw:object-ole xlink:href="OleObj1"/><draw:image xlink:href="ObjectReplacements/OleObj1"/></draw:frame><text:span text:style-name="T24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24"><text:span text:style-name="T25"/></text:p>
          </table:table-cell>
        </table:table-row>
      </table:table>
      <text:p text:style-name="P26"><text:span text:style-name="T26"><text:s/></text:span></text:p>
      <text:p text:style-name="P26"><text:span text:style-name="T26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28"><text:span text:style-name="T27"/></text:p>
          </table:table-cell>
        </table:table-row>
        <table:table-row table:style-name="TableRow0301">
          <table:table-cell table:style-name="TableCell030100" table:number-columns-spanned="2">
            <text:p text:style-name="P31"><text:span text:style-name="T28">Erro em registered fora do intervalo (0)</text:span><text:span text:style-name="T29"/></text:p>
          </table:table-cell>
          <table:covered-table-cell/>
        </table:table-row>
      </table:table>
      <text:p text:style-name="P33"><text:span text:style-name="T30">Comando: ./ImageEncoder -r 0</text:span></text:p>
      <text:p text:style-name="P33"><draw:frame text:anchor-type="as-char" svg:width="165.13mm" svg:height="8.18mm" style:rel-width="scale" style:rel-height="scale"><draw:object-ole xlink:href="OleObj2"/><draw:image xlink:href="ObjectReplacements/OleObj2"/></draw:frame><text:span text:style-name="T32"/></text:p>
      <text:p text:style-name="P33"><text:span text:style-name="T32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35"><text:span text:style-name="T33"/></text:p>
          </table:table-cell>
        </table:table-row>
        <table:table-row table:style-name="TableRow0401">
          <table:table-cell table:style-name="TableCell040100" table:number-columns-spanned="2">
            <text:p text:style-name="P38"><text:span text:style-name="T34">Codificar Figura 7 (1.pbm)</text:span><text:span text:style-name="T35"/></text:p>
          </table:table-cell>
          <table:covered-table-cell/>
        </table:table-row>
      </table:table>
      <text:p text:style-name="P40"><text:span text:style-name="T36">Comando: ./ImageEncoder -r 1</text:span></text:p>
      <text:p text:style-name="P40"><draw:frame text:anchor-type="as-char" svg:width="165.13mm" svg:height="31.02mm" style:rel-width="scale" style:rel-height="scale"><draw:object-ole xlink:href="OleObj3"/><draw:image xlink:href="ObjectReplacements/OleObj3"/></draw:frame><text:span text:style-name="T38"/></text:p>
      <text:p text:style-name="P40"><text:span text:style-name="T38"/></text:p>
      <text:p text:style-name="P40"><text:span text:style-name="T38">Codificar Figura 8a (2.pbm)</text:span></text:p>
      <text:p text:style-name="P40"><text:span text:style-name="T38">Comando: ./ImageEncoder -r 2</text:span></text:p>
      <text:p text:style-name="P40"><draw:frame text:anchor-type="as-char" svg:width="165.13mm" svg:height="27.26mm" style:rel-width="scale" style:rel-height="scale"><draw:object-ole xlink:href="OleObj4"/><draw:image xlink:href="ObjectReplacements/OleObj4"/></draw:frame><text:span text:style-name="T40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42"><text:span text:style-name="T41"/></text:p>
          </table:table-cell>
        </table:table-row>
        <table:table-row table:style-name="TableRow0501">
          <table:table-cell table:style-name="TableCell050100" table:number-columns-spanned="2">
            <text:p text:style-name="P45"><text:span text:style-name="T42">Codificar Figura 8b (3.pbm)</text:span><text:span text:style-name="T43"/></text:p>
          </table:table-cell>
          <table:covered-table-cell/>
        </table:table-row>
      </table:table>
      <text:p text:style-name="P47"><text:span text:style-name="T44">Comando: ./ImageEncoder -r 3</text:span></text:p>
      <text:p text:style-name="P47"><draw:frame text:anchor-type="as-char" svg:width="165.13mm" svg:height="33.29mm" style:rel-width="scale" style:rel-height="scale"><draw:object-ole xlink:href="OleObj5"/><draw:image xlink:href="ObjectReplacements/OleObj5"/></draw:frame><text:span text:style-name="T46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49"><text:span text:style-name="T47"/></text:p>
          </table:table-cell>
        </table:table-row>
        <table:table-row table:style-name="TableRow0601">
          <table:table-cell table:style-name="TableCell060100" table:number-columns-spanned="2">
            <text:p text:style-name="P52"><text:span text:style-name="T48">Entrada manual<text:s/></text:span><text:span text:style-name="T49">–</text:span><text:span text:style-name="T50"><text:s/>imagem 4</text:span><text:span text:style-name="T51">×4 simples</text:span><text:span text:style-name="T52"/></text:p>
          </table:table-cell>
          <table:covered-table-cell/>
        </table:table-row>
      </table:table>
      <text:p text:style-name="P54"><text:span text:style-name="T53">Comando: ./ImageEncoder -m</text:span></text:p>
      <text:p text:style-name="P54"><draw:frame text:anchor-type="as-char" svg:width="165.13mm" svg:height="48.12mm" style:rel-width="scale" style:rel-height="scale"><draw:object-ole xlink:href="OleObj6"/><draw:image xlink:href="ObjectReplacements/OleObj6"/></draw:frame><text:span text:style-name="T55"/></text:p>
      <text:p text:style-name="P54"><text:span text:style-name="T55"/></text:p>
      <text:p text:style-name="P54"><text:span text:style-name="T55"/></text:p>
      <text:p text:style-name="P54"><text:span text:style-name="T55"/></text:p>
      <text:p text:style-name="P54"><text:span text:style-name="T55">Erro em arquivo PBM inválido (arquivo corrompido)</text:span></text:p>
      <text:p text:style-name="P54"><text:span text:style-name="T55">Comando ./ImageEncoder -r 4 (imagine PBM mal-formato)</text:span></text:p>
      <text:p text:style-name="P54"><text:span text:style-name="T55"/></text:p>
      <text:p text:style-name="P54"><draw:frame text:anchor-type="as-char" svg:width="165.13mm" svg:height="8.82mm" style:rel-width="scale" style:rel-height="scale"><draw:object-ole xlink:href="OleObj7"/><draw:image xlink:href="ObjectReplacements/OleObj7"/></draw:frame><text:span text:style-name="T57"/></text:p>
      <text:p text:style-name="P54"><text:span text:style-name="T57"/></text:p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row table:style-name="TableRow0700">
          <table:table-cell table:style-name="TableCell070000">
            <text:p text:style-name="P56"><text:span text:style-name="T58"/></text:p>
          </table:table-cell>
        </table:table-row>
        <table:table-row table:style-name="TableRow0701">
          <table:table-cell table:style-name="TableCell070100" table:number-columns-spanned="3">
            <text:p text:style-name="P59"><text:span text:style-name="T59">Limite de dimensão<text:s/></text:span><text:span text:style-name="T60">–</text:span><text:span text:style-name="T61"><text:s/>imagem 2000</text:span><text:span text:style-name="T62">×2000</text:span><text:span text:style-name="T63"/></text:p>
          </table:table-cell>
          <table:covered-table-cell/>
          <table:covered-table-cell/>
        </table:table-row>
        <table:table-row table:style-name="TableRow0702">
          <table:table-cell table:style-name="TableCell070200" table:number-columns-spanned="2">
            <text:p text:style-name="P62"><text:span text:style-name="T63"/></text:p>
          </table:table-cell>
          <table:covered-table-cell/>
        </table:table-row>
        <table:table-row table:style-name="TableRow0703">
          <table:table-cell table:style-name="TableCell070300" table:number-columns-spanned="4">
            <text:p text:style-name="P65"><text:span text:style-name="T64">Comando: ./ImageEncoder -m (informe 2000 2000)</text:span><text:span text:style-name="T65"/></text:p>
          </table:table-cell>
          <table:covered-table-cell/>
          <table:covered-table-cell/>
          <table:covered-table-cell/>
        </table:table-row>
        <table:table-row table:style-name="TableRow0704">
          <table:table-cell table:style-name="TableCell070400" table:number-columns-spanned="4">
            <text:p text:style-name="P67"><draw:frame text:anchor-type="as-char" svg:width="165.13mm" svg:height="17.64mm" style:rel-width="scale" style:rel-height="scale"><draw:object-ole xlink:href="OleObj8"/><draw:image xlink:href="ObjectReplacements/OleObj8"/></draw:frame><text:span text:style-name="T65"/></text:p>
          </table:table-cell>
          <table:covered-table-cell/>
          <table:covered-table-cell/>
          <table:covered-table-cell/>
        </table:table-row>
      </table:table>
      <text:p text:style-name="P69"><text:span text:style-name="T66"/></text:p>
      <text:p text:style-name="P69"><text:span text:style-name="T66">Código Fonte:</text:span></text:p>
      <text:p text:style-name="P69"><text:span text:style-name="T66"/></text:p>
      <text:p text:style-name="P69"><text:span text:style-name="T67">#include &lt;stdio.h&gt;</text:span></text:p>
      <text:p text:style-name="P69"><text:span text:style-name="T67">#include &lt;stdlib.h&gt;</text:span></text:p>
      <text:p text:style-name="P69"><text:span text:style-name="T67">#include &lt;string.h&gt;</text:span></text:p>
      <text:p text:style-name="P69"><text:span text:style-name="T67"/></text:p>
      <text:p text:style-name="P69"><text:span text:style-name="T67">#define MAX_WIDTH<text:s text:c="2"/>1024</text:span></text:p>
      <text:p text:style-name="P69"><text:span text:style-name="T67">#define MAX_HEIGHT 768</text:span></text:p>
      <text:p text:style-name="P69"><text:span text:style-name="T67"/></text:p>
      <text:p text:style-name="P69"><text:span text:style-name="T67">/* Protótipos */</text:span></text:p>
      <text:p text:style-name="P69"><text:span text:style-name="T67">void print_usage(const char *prog_name);</text:span></text:p>
      <text:p text:style-name="P69"><text:span text:style-name="T67">int<text:s text:c="2"/>read_manual_input(int *width, int *height, int **pixels);</text:span></text:p>
      <text:p text:style-name="P69"><text:span text:style-name="T67">int<text:s text:c="2"/>load_pbm_file(const char *filename, int *width, int *height, int **pixels);</text:span></text:p>
      <text:p text:style-name="P69"><text:span text:style-name="T67">void print_image(int *pixels, int width, int height);</text:span></text:p>
      <text:p text:style-name="P69"><text:span text:style-name="T67">void encode_region(int *pixels, int img_width,</text:span></text:p>
      <text:p text:style-name="P69"><text:span text:style-name="T67"><text:s text:c="19"/>int row_off, int col_off,</text:span></text:p>
      <text:p text:style-name="P69"><text:span text:style-name="T67"><text:s text:c="19"/>int w, int h,</text:span></text:p>
      <text:p text:style-name="P69"><text:span text:style-name="T67"><text:s text:c="19"/>char *code_buf, int *pos);</text:span></text:p>
      <text:p text:style-name="P69"><text:span text:style-name="T67"/></text:p>
      <text:p text:style-name="P69"><text:span text:style-name="T67">void print_usage(const char *prog_name) {</text:span></text:p>
      <text:p text:style-name="P69"><text:span text:style-name="T67"><text:s text:c="4"/>printf("Uso: %s [-? | -m | -f ARQ]\n", prog_name);</text:span></text:p>
      <text:p text:style-name="P69"><text:span text:style-name="T67"><text:s text:c="4"/>printf("Codifica imagens binarias dadas em arquivos PBM ou por dados\n");</text:span></text:p>
      <text:p text:style-name="P69"><text:span text:style-name="T67"><text:s text:c="4"/>printf("informados manualmente.\n\n");</text:span></text:p>
      <text:p text:style-name="P69"><text:span text:style-name="T67"><text:s text:c="4"/>printf("Argumentos:\n");</text:span></text:p>
      <text:p text:style-name="P69"><text:span text:style-name="T67"><text:s text:c="4"/>printf(" -?, --help<text:s text:c="8"/>: apresenta esta orientacao na tela.\n");</text:span></text:p>
      <text:p text:style-name="P69"><text:span text:style-name="T67"><text:s text:c="4"/>printf(" -m, --manual<text:s text:c="6"/>: modo de entrada manual (usuario informa a imagem).\n");</text:span></text:p>
      <text:p text:style-name="P69"><text:span text:style-name="T67"><text:s text:c="4"/>printf(" -f, --file<text:s text:c="2"/>ARQ<text:s text:c="3"/>: considera a imagem representada no arquivo PBM.\n");</text:span></text:p>
      <text:p text:style-name="P69"><text:span text:style-name="T67">}</text:span></text:p>
      <text:p text:style-name="P69"><text:span text:style-name="T67"/></text:p>
      <text:p text:style-name="P69"><text:span text:style-name="T67">/* Entrada manual: usuario digita largura, altura e todos os pixels (0/1) */</text:span></text:p>
      <text:p text:style-name="P69"><text:span text:style-name="T67">int read_manual_input(int *width, int *height, int **pixels) {</text:span></text:p>
      <text:p text:style-name="P69"><text:span text:style-name="T67"><text:s text:c="4"/>int w, h;</text:span></text:p>
      <text:p text:style-name="P69"><text:span text:style-name="T67"/></text:p>
      <text:p text:style-name="P69"><text:span text:style-name="T67"><text:s text:c="4"/>printf("Modo manual selecionado.\n");</text:span></text:p>
      <text:p text:style-name="P69"><text:span text:style-name="T67"><text:s text:c="4"/>printf("Informe largura (max %d): ", MAX_WIDTH);</text:span></text:p>
      <text:p text:style-name="P69"><text:span text:style-name="T67"><text:s text:c="4"/>if (scanf("%d", &amp;w) != 1) {</text:span></text:p>
      <text:p text:style-name="P69"><text:span text:style-name="T67"><text:s text:c="8"/>fprintf(stderr, "Erro na leitura da largura.\n");</text:span></text:p>
      <text:p text:style-name="P69"><text:span text:style-name="T67"><text:s text:c="8"/>return 1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printf("Informe altura (max %d): ", MAX_HEIGHT);</text:span></text:p>
      <text:p text:style-name="P69"><text:span text:style-name="T67"><text:s text:c="4"/>if (scanf("%d", &amp;h) != 1) {</text:span></text:p>
      <text:p text:style-name="P69"><text:span text:style-name="T67"><text:s text:c="8"/>fprintf(stderr, "Erro na leitura da altura.\n");</text:span></text:p>
      <text:p text:style-name="P69"><text:span text:style-name="T67"><text:s text:c="8"/>return 1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if (w &lt;= 0 || w &gt; MAX_WIDTH || h &lt;= 0 || h &gt; MAX_HEIGHT) {</text:span></text:p>
      <text:p text:style-name="P69"><text:span text:style-name="T67"><text:s text:c="8"/>fprintf(stderr,</text:span></text:p>
      <text:p text:style-name="P69"><text:span text:style-name="T67"><text:s text:c="16"/>"Error: Image dimensions exceed maximum allowed size of %dx%d.\n",</text:span></text:p>
      <text:p text:style-name="P69"><text:span text:style-name="T67"><text:s text:c="16"/>MAX_WIDTH, MAX_HEIGHT);</text:span></text:p>
      <text:p text:style-name="P69"><text:span text:style-name="T67"><text:s text:c="8"/>return 1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int total = w * h;</text:span></text:p>
      <text:p text:style-name="P69"><text:span text:style-name="T67"><text:s text:c="4"/>int *data = malloc(sizeof(int) * total);</text:span></text:p>
      <text:p text:style-name="P69"><text:span text:style-name="T67"><text:s text:c="4"/>if (!data) {</text:span></text:p>
      <text:p text:style-name="P69"><text:span text:style-name="T67"><text:s text:c="8"/>fprintf(stderr, "Erro de alocacao de memoria.\n");</text:span></text:p>
      <text:p text:style-name="P69"><text:span text:style-name="T67"><text:s text:c="8"/>return 1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printf("Informe os pixels (0 = branco, 1 = preto), separados por espaco ou enter:\n");</text:span></text:p>
      <text:p text:style-name="P69"><text:span text:style-name="T67"><text:s text:c="4"/>for (int i = 0; i &lt; total; i++) {</text:span></text:p>
      <text:p text:style-name="P69"><text:span text:style-name="T67"><text:s text:c="8"/>int v;</text:span></text:p>
      <text:p text:style-name="P69"><text:span text:style-name="T67"><text:s text:c="8"/>if (scanf("%d", &amp;v) != 1 || (v != 0 &amp;&amp; v != 1)) {</text:span></text:p>
      <text:p text:style-name="P69"><text:span text:style-name="T67"><text:s text:c="12"/>fprintf(stderr, "Valor de pixel invalido.\n");</text:span></text:p>
      <text:p text:style-name="P69"><text:span text:style-name="T67"><text:s text:c="12"/>free(data);</text:span></text:p>
      <text:p text:style-name="P69"><text:span text:style-name="T67"><text:s text:c="12"/>return 1;</text:span></text:p>
      <text:p text:style-name="P69"><text:span text:style-name="T67"><text:s text:c="8"/>}</text:span></text:p>
      <text:p text:style-name="P69"><text:span text:style-name="T67"><text:s text:c="8"/>data[i] = v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*width<text:s text:c="2"/>= w;</text:span></text:p>
      <text:p text:style-name="P69"><text:span text:style-name="T67"><text:s text:c="4"/>*height = h;</text:span></text:p>
      <text:p text:style-name="P69"><text:span text:style-name="T67"><text:s text:c="4"/>*pixels = data;</text:span></text:p>
      <text:p text:style-name="P69"><text:span text:style-name="T67"><text:s text:c="4"/>return 0;</text:span></text:p>
      <text:p text:style-name="P69"><text:span text:style-name="T67">}</text:span></text:p>
      <text:p text:style-name="P69"><text:span text:style-name="T67"/></text:p>
      <text:p text:style-name="P69"><text:span text:style-name="T67">/* Auxiliar: consome comentarios e espacos em branco apos o magic number */</text:span></text:p>
      <text:p text:style-name="P69"><text:span text:style-name="T67">static void skip_pbm_comments(FILE *fp) {</text:span></text:p>
      <text:p text:style-name="P69"><text:span text:style-name="T67"><text:s text:c="4"/>int c;</text:span></text:p>
      <text:p text:style-name="P69"><text:span text:style-name="T67"/></text:p>
      <text:p text:style-name="P69"><text:span text:style-name="T67"><text:s text:c="4"/>/* Pula espacos em branco e linhas de comentario que comecam com '#' */</text:span></text:p>
      <text:p text:style-name="P69"><text:span text:style-name="T67"><text:s text:c="4"/>while ((c = fgetc(fp)) != EOF) {</text:span></text:p>
      <text:p text:style-name="P69"><text:span text:style-name="T67"><text:s text:c="8"/>if (c == '#') {</text:span></text:p>
      <text:p text:style-name="P69"><text:span text:style-name="T67"><text:s text:c="12"/>/* descarta ate o fim da linha */</text:span></text:p>
      <text:p text:style-name="P69"><text:span text:style-name="T67"><text:s text:c="12"/>while ((c = fgetc(fp)) != EOF &amp;&amp; c != '\n')</text:span></text:p>
      <text:p text:style-name="P69"><text:span text:style-name="T67"><text:s text:c="16"/>;</text:span></text:p>
      <text:p text:style-name="P69"><text:span text:style-name="T67"><text:s text:c="8"/>} else if (c == ' ' || c == '\t' || c == '\r' || c == '\n') {</text:span></text:p>
      <text:p text:style-name="P69"><text:span text:style-name="T67"><text:s text:c="12"/>/* continua pulando whitespace */</text:span></text:p>
      <text:p text:style-name="P69"><text:span text:style-name="T67"><text:s text:c="12"/>continue;</text:span></text:p>
      <text:p text:style-name="P69"><text:span text:style-name="T67"><text:s text:c="8"/>} else {</text:span></text:p>
      <text:p text:style-name="P69"><text:span text:style-name="T67"><text:s text:c="12"/>/* caractere util: devolve para o fluxo */</text:span></text:p>
      <text:p text:style-name="P69"><text:span text:style-name="T67"><text:s text:c="12"/>ungetc(c, fp);</text:span></text:p>
      <text:p text:style-name="P69"><text:span text:style-name="T67"><text:s text:c="12"/>break;</text:span></text:p>
      <text:p text:style-name="P69"><text:span text:style-name="T67"><text:s text:c="8"/>}</text:span></text:p>
      <text:p text:style-name="P69"><text:span text:style-name="T67"><text:s text:c="4"/>}</text:span></text:p>
      <text:p text:style-name="P69"><text:span text:style-name="T67">}</text:span></text:p>
      <text:p text:style-name="P69"><text:span text:style-name="T67"/></text:p>
      <text:p text:style-name="P69"><text:span text:style-name="T67">/* Le um arquivo PBM (formato texto, magic P1) */</text:span></text:p>
      <text:p text:style-name="P69"><text:span text:style-name="T67">int load_pbm_file(const char *filename, int *width, int *height, int **pixels) {</text:span></text:p>
      <text:p text:style-name="P69"><text:span text:style-name="T67"><text:s text:c="4"/>FILE *fp = fopen(filename, "r");</text:span></text:p>
      <text:p text:style-name="P69"><text:span text:style-name="T67"><text:s text:c="4"/>if (!fp) {</text:span></text:p>
      <text:p text:style-name="P69"><text:span text:style-name="T67"><text:s text:c="8"/>fprintf(stderr, "Erro ao abrir arquivo '%s'.\n", filename);</text:span></text:p>
      <text:p text:style-name="P69"><text:span text:style-name="T67"><text:s text:c="8"/>return 1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char magic[3];</text:span></text:p>
      <text:p text:style-name="P69"><text:span text:style-name="T67"><text:s text:c="4"/>if (fscanf(fp, "%2s", magic) != 1 || strcmp(magic, "P1") != 0) {</text:span></text:p>
      <text:p text:style-name="P69"><text:span text:style-name="T67"><text:s text:c="8"/>fprintf(stderr, "Formato PBM invalido (esperado 'P1').\n");</text:span></text:p>
      <text:p text:style-name="P69"><text:span text:style-name="T67"><text:s text:c="8"/>fclose(fp);</text:span></text:p>
      <text:p text:style-name="P69"><text:span text:style-name="T67"><text:s text:c="8"/>return 1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/* pula comentarios e espacos antes das dimensoes */</text:span></text:p>
      <text:p text:style-name="P69"><text:span text:style-name="T67"><text:s text:c="4"/>skip_pbm_comments(fp);</text:span></text:p>
      <text:p text:style-name="P69"><text:span text:style-name="T67"/></text:p>
      <text:p text:style-name="P69"><text:span text:style-name="T67"><text:s text:c="4"/>int w, h;</text:span></text:p>
      <text:p text:style-name="P69"><text:span text:style-name="T67"><text:s text:c="4"/>if (fscanf(fp, "%d %d", &amp;w, &amp;h) != 2) {</text:span></text:p>
      <text:p text:style-name="P69"><text:span text:style-name="T67"><text:s text:c="8"/>fprintf(stderr, "Erro ao ler as dimensoes da imagem.\n");</text:span></text:p>
      <text:p text:style-name="P69"><text:span text:style-name="T67"><text:s text:c="8"/>fclose(fp);</text:span></text:p>
      <text:p text:style-name="P69"><text:span text:style-name="T67"><text:s text:c="8"/>return 1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if (w &lt;= 0 || w &gt; MAX_WIDTH || h &lt;= 0 || h &gt; MAX_HEIGHT) {</text:span></text:p>
      <text:p text:style-name="P69"><text:span text:style-name="T67"><text:s text:c="8"/>fprintf(stderr,</text:span></text:p>
      <text:p text:style-name="P69"><text:span text:style-name="T67"><text:s text:c="16"/>"Error: Image dimensions exceed maximum allowed size of %dx%d.\n",</text:span></text:p>
      <text:p text:style-name="P69"><text:span text:style-name="T67"><text:s text:c="16"/>MAX_WIDTH, MAX_HEIGHT);</text:span></text:p>
      <text:p text:style-name="P69"><text:span text:style-name="T67"><text:s text:c="8"/>fclose(fp);</text:span></text:p>
      <text:p text:style-name="P69"><text:span text:style-name="T67"><text:s text:c="8"/>return 1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int total = w * h;</text:span></text:p>
      <text:p text:style-name="P69"><text:span text:style-name="T67"><text:s text:c="4"/>int *data = malloc(sizeof(int) * total);</text:span></text:p>
      <text:p text:style-name="P69"><text:span text:style-name="T67"><text:s text:c="4"/>if (!data) {</text:span></text:p>
      <text:p text:style-name="P69"><text:span text:style-name="T67"><text:s text:c="8"/>fprintf(stderr, "Erro de alocacao de memoria.\n");</text:span></text:p>
      <text:p text:style-name="P69"><text:span text:style-name="T67"><text:s text:c="8"/>fclose(fp);</text:span></text:p>
      <text:p text:style-name="P69"><text:span text:style-name="T67"><text:s text:c="8"/>return 1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int pixels_read = 0;</text:span></text:p>
      <text:p text:style-name="P69"><text:span text:style-name="T67"><text:s text:c="4"/>while (pixels_read &lt; total &amp;&amp; !feof(fp)) {</text:span></text:p>
      <text:p text:style-name="P69"><text:span text:style-name="T67"><text:s text:c="8"/>int v;</text:span></text:p>
      <text:p text:style-name="P69"><text:span text:style-name="T67"><text:s text:c="8"/>if (fscanf(fp, "%d", &amp;v) == 1) {</text:span></text:p>
      <text:p text:style-name="P69"><text:span text:style-name="T67"><text:s text:c="12"/>if (v != 0 &amp;&amp; v != 1) {</text:span></text:p>
      <text:p text:style-name="P69"><text:span text:style-name="T67"><text:s text:c="16"/>fprintf(stderr, "Pixel invalido: %d.\n", v);</text:span></text:p>
      <text:p text:style-name="P69"><text:span text:style-name="T67"><text:s text:c="16"/>free(data);</text:span></text:p>
      <text:p text:style-name="P69"><text:span text:style-name="T67"><text:s text:c="16"/>fclose(fp);</text:span></text:p>
      <text:p text:style-name="P69"><text:span text:style-name="T67"><text:s text:c="16"/>return 1;</text:span></text:p>
      <text:p text:style-name="P69"><text:span text:style-name="T67"><text:s text:c="12"/>}</text:span></text:p>
      <text:p text:style-name="P69"><text:span text:style-name="T67"><text:s text:c="12"/>data[pixels_read++] = v;</text:span></text:p>
      <text:p text:style-name="P69"><text:span text:style-name="T67"><text:s text:c="8"/>} else {</text:span></text:p>
      <text:p text:style-name="P69"><text:span text:style-name="T67"><text:s text:c="12"/>/* pode ter comentarios no meio? para este projeto,</text:span></text:p>
      <text:p text:style-name="P69"><text:span text:style-name="T67"><text:s text:c="15"/>vamos assumir que nao. Se fscanf falhar, paramos. */</text:span></text:p>
      <text:p text:style-name="P69"><text:span text:style-name="T67"><text:s text:c="12"/>break;</text:span></text:p>
      <text:p text:style-name="P69"><text:span text:style-name="T67"><text:s text:c="8"/>}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if (pixels_read &lt; total) {</text:span></text:p>
      <text:p text:style-name="P69"><text:span text:style-name="T67"><text:s text:c="8"/>fprintf(stderr,</text:span></text:p>
      <text:p text:style-name="P69"><text:span text:style-name="T67"><text:s text:c="16"/>"Arquivo PBM incompleto (%d/%d pixels lidos).\n",</text:span></text:p>
      <text:p text:style-name="P69"><text:span text:style-name="T67"><text:s text:c="16"/>pixels_read, total);</text:span></text:p>
      <text:p text:style-name="P69"><text:span text:style-name="T67"><text:s text:c="8"/>free(data);</text:span></text:p>
      <text:p text:style-name="P69"><text:span text:style-name="T67"><text:s text:c="8"/>fclose(fp);</text:span></text:p>
      <text:p text:style-name="P69"><text:span text:style-name="T67"><text:s text:c="8"/>return 1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fclose(fp);</text:span></text:p>
      <text:p text:style-name="P69"><text:span text:style-name="T67"><text:s text:c="4"/>*width<text:s text:c="2"/>= w;</text:span></text:p>
      <text:p text:style-name="P69"><text:span text:style-name="T67"><text:s text:c="4"/>*height = h;</text:span></text:p>
      <text:p text:style-name="P69"><text:span text:style-name="T67"><text:s text:c="4"/>*pixels = data;</text:span></text:p>
      <text:p text:style-name="P69"><text:span text:style-name="T67"><text:s text:c="4"/>return 0;</text:span></text:p>
      <text:p text:style-name="P69"><text:span text:style-name="T67">}</text:span></text:p>
      <text:p text:style-name="P69"><text:span text:style-name="T67"/></text:p>
      <text:p text:style-name="P69"><text:span text:style-name="T67">void print_image(int *pixels, int width, int height) {</text:span></text:p>
      <text:p text:style-name="P69"><text:span text:style-name="T67"><text:s text:c="4"/>printf("Imagem lida (%dx%d):\n", width, height);</text:span></text:p>
      <text:p text:style-name="P69"><text:span text:style-name="T67"><text:s text:c="4"/>for (int r = 0; r &lt; height; r++) {</text:span></text:p>
      <text:p text:style-name="P69"><text:span text:style-name="T67"><text:s text:c="8"/>for (int c = 0; c &lt; width; c++) {</text:span></text:p>
      <text:p text:style-name="P69"><text:span text:style-name="T67"><text:s text:c="12"/>printf("%d ", pixels[r * width + c]);</text:span></text:p>
      <text:p text:style-name="P69"><text:span text:style-name="T67"><text:s text:c="8"/>}</text:span></text:p>
      <text:p text:style-name="P69"><text:span text:style-name="T67"><text:s text:c="8"/>printf("\n");</text:span></text:p>
      <text:p text:style-name="P69"><text:span text:style-name="T67"><text:s text:c="4"/>}</text:span></text:p>
      <text:p text:style-name="P69"><text:span text:style-name="T67">}</text:span></text:p>
      <text:p text:style-name="P69"><text:span text:style-name="T67"/></text:p>
      <text:p text:style-name="P69"><text:span text:style-name="T67">/* Codificacao recursiva em P/B/X conforme o enunciado */</text:span></text:p>
      <text:p text:style-name="P69"><text:span text:style-name="T67">void encode_region(int *pixels, int img_width,</text:span></text:p>
      <text:p text:style-name="P69"><text:span text:style-name="T67"><text:s text:c="19"/>int row_off, int col_off,</text:span></text:p>
      <text:p text:style-name="P69"><text:span text:style-name="T67"><text:s text:c="19"/>int w, int h,</text:span></text:p>
      <text:p text:style-name="P69"><text:span text:style-name="T67"><text:s text:c="19"/>char *code_buf, int *pos) {</text:span></text:p>
      <text:p text:style-name="P69"><text:span text:style-name="T67"><text:s text:c="4"/>if (w &lt;= 0 || h &lt;= 0) {</text:span></text:p>
      <text:p text:style-name="P69"><text:span text:style-name="T67"><text:s text:c="8"/>return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int first = pixels[row_off * img_width + col_off];</text:span></text:p>
      <text:p text:style-name="P69"><text:span text:style-name="T67"><text:s text:c="4"/>int uniform = 1;</text:span></text:p>
      <text:p text:style-name="P69"><text:span text:style-name="T67"/></text:p>
      <text:p text:style-name="P69"><text:span text:style-name="T67"><text:s text:c="4"/>for (int i = 0; i &lt; h &amp;&amp; uniform; i++) {</text:span></text:p>
      <text:p text:style-name="P69"><text:span text:style-name="T67"><text:s text:c="8"/>for (int j = 0; j &lt; w; j++) {</text:span></text:p>
      <text:p text:style-name="P69"><text:span text:style-name="T67"><text:s text:c="12"/>if (pixels[(row_off + i) * img_width + (col_off + j)] != first) {</text:span></text:p>
      <text:p text:style-name="P69"><text:span text:style-name="T67"><text:s text:c="16"/>uniform = 0;</text:span></text:p>
      <text:p text:style-name="P69"><text:span text:style-name="T67"><text:s text:c="16"/>break;</text:span></text:p>
      <text:p text:style-name="P69"><text:span text:style-name="T67"><text:s text:c="12"/>}</text:span></text:p>
      <text:p text:style-name="P69"><text:span text:style-name="T67"><text:s text:c="8"/>}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if (uniform) {</text:span></text:p>
      <text:p text:style-name="P69"><text:span text:style-name="T67"><text:s text:c="8"/>code_buf[(*pos)++] = (first == 1) ? 'P' : 'B';</text:span></text:p>
      <text:p text:style-name="P69"><text:span text:style-name="T67"><text:s text:c="8"/>return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/* nao uniforme: gera X e divide em quadrantes */</text:span></text:p>
      <text:p text:style-name="P69"><text:span text:style-name="T67"><text:s text:c="4"/>code_buf[(*pos)++] = 'X';</text:span></text:p>
      <text:p text:style-name="P69"><text:span text:style-name="T67"/></text:p>
      <text:p text:style-name="P69"><text:span text:style-name="T67"><text:s text:c="4"/>int mid_h = (h + 1) / 2;<text:s text:c="2"/>/* parte de cima fica com a linha extra */</text:span></text:p>
      <text:p text:style-name="P69"><text:span text:style-name="T67"><text:s text:c="4"/>int mid_w = (w + 1) / 2;<text:s text:c="2"/>/* parte da esquerda fica com a coluna extra */</text:span></text:p>
      <text:p text:style-name="P69"><text:span text:style-name="T67"/></text:p>
      <text:p text:style-name="P69"><text:span text:style-name="T67"><text:s text:c="4"/>/* 1o quadrante: superior esquerdo */</text:span></text:p>
      <text:p text:style-name="P69"><text:span text:style-name="T67"><text:s text:c="4"/>encode_region(pixels, img_width, row_off, col_off,</text:span></text:p>
      <text:p text:style-name="P69"><text:span text:style-name="T67"><text:s text:c="18"/>mid_w, mid_h, code_buf, pos);</text:span></text:p>
      <text:p text:style-name="P69"><text:span text:style-name="T67"/></text:p>
      <text:p text:style-name="P69"><text:span text:style-name="T67"><text:s text:c="4"/>/* 2o quadrante: superior direito */</text:span></text:p>
      <text:p text:style-name="P69"><text:span text:style-name="T67"><text:s text:c="4"/>encode_region(pixels, img_width, row_off, col_off + mid_w,</text:span></text:p>
      <text:p text:style-name="P69"><text:span text:style-name="T67"><text:s text:c="18"/>w - mid_w, mid_h, code_buf, pos);</text:span></text:p>
      <text:p text:style-name="P69"><text:span text:style-name="T67"/></text:p>
      <text:p text:style-name="P69"><text:span text:style-name="T67"><text:s text:c="4"/>/* 3o quadrante: inferior esquerdo */</text:span></text:p>
      <text:p text:style-name="P69"><text:span text:style-name="T67"><text:s text:c="4"/>encode_region(pixels, img_width, row_off + mid_h, col_off,</text:span></text:p>
      <text:p text:style-name="P69"><text:span text:style-name="T67"><text:s text:c="18"/>mid_w, h - mid_h, code_buf, pos);</text:span></text:p>
      <text:p text:style-name="P69"><text:span text:style-name="T67"/></text:p>
      <text:p text:style-name="P69"><text:span text:style-name="T67"><text:s text:c="4"/>/* 4o quadrante: inferior direito */</text:span></text:p>
      <text:p text:style-name="P69"><text:span text:style-name="T67"><text:s text:c="4"/>encode_region(pixels, img_width, row_off + mid_h, col_off + mid_w,</text:span></text:p>
      <text:p text:style-name="P69"><text:span text:style-name="T67"><text:s text:c="18"/>w - mid_w, h - mid_h, code_buf, pos);</text:span></text:p>
      <text:p text:style-name="P69"><text:span text:style-name="T67">}</text:span></text:p>
      <text:p text:style-name="P69"><text:span text:style-name="T67"/></text:p>
      <text:p text:style-name="P69"><text:span text:style-name="T67">int main(int argc, char *argv[]) {</text:span></text:p>
      <text:p text:style-name="P69"><text:span text:style-name="T67"><text:s text:c="4"/>int<text:s text:c="2"/>width = 0, height = 0;</text:span></text:p>
      <text:p text:style-name="P69"><text:span text:style-name="T67"><text:s text:c="4"/>int *pixels = NULL;</text:span></text:p>
      <text:p text:style-name="P69"><text:span text:style-name="T67"/></text:p>
      <text:p text:style-name="P69"><text:span text:style-name="T67"><text:s text:c="4"/>if (argc == 1) {</text:span></text:p>
      <text:p text:style-name="P69"><text:span text:style-name="T67"><text:s text:c="8"/>/* nenhum argumento -&gt; mostra help */</text:span></text:p>
      <text:p text:style-name="P69"><text:span text:style-name="T67"><text:s text:c="8"/>print_usage(argv[0]);</text:span></text:p>
      <text:p text:style-name="P69"><text:span text:style-name="T67"><text:s text:c="8"/>return 0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if (strcmp(argv[1], "-?") == 0 || strcmp(argv[1], "--help") == 0) {</text:span></text:p>
      <text:p text:style-name="P69"><text:span text:style-name="T67"><text:s text:c="8"/>print_usage(argv[0]);</text:span></text:p>
      <text:p text:style-name="P69"><text:span text:style-name="T67"><text:s text:c="8"/>return 0;</text:span></text:p>
      <text:p text:style-name="P69"><text:span text:style-name="T67"><text:s text:c="4"/>} else if (strcmp(argv[1], "-m") == 0 || strcmp(argv[1], "--manual") == 0) {</text:span></text:p>
      <text:p text:style-name="P69"><text:span text:style-name="T67"><text:s text:c="8"/>if (read_manual_input(&amp;width, &amp;height, &amp;pixels) != 0) {</text:span></text:p>
      <text:p text:style-name="P69"><text:span text:style-name="T67"><text:s text:c="12"/>return 1;</text:span></text:p>
      <text:p text:style-name="P69"><text:span text:style-name="T67"><text:s text:c="8"/>}</text:span></text:p>
      <text:p text:style-name="P69"><text:span text:style-name="T67"><text:s text:c="4"/>} else if (strcmp(argv[1], "-f") == 0 || strcmp(argv[1], "--file") == 0) {</text:span></text:p>
      <text:p text:style-name="P69"><text:span text:style-name="T67"><text:s text:c="8"/>if (argc &lt; 3) {</text:span></text:p>
      <text:p text:style-name="P69"><text:span text:style-name="T67"><text:s text:c="12"/>fprintf(stderr, "Erro: faltou informar o nome do arquivo PBM.\n");</text:span></text:p>
      <text:p text:style-name="P69"><text:span text:style-name="T67"><text:s text:c="12"/>print_usage(argv[0]);</text:span></text:p>
      <text:p text:style-name="P69"><text:span text:style-name="T67"><text:s text:c="12"/>return 1;</text:span></text:p>
      <text:p text:style-name="P69"><text:span text:style-name="T67"><text:s text:c="8"/>}</text:span></text:p>
      <text:p text:style-name="P69"><text:span text:style-name="T67"><text:s text:c="8"/>if (load_pbm_file(argv[2], &amp;width, &amp;height, &amp;pixels) != 0) {</text:span></text:p>
      <text:p text:style-name="P69"><text:span text:style-name="T67"><text:s text:c="12"/>return 1;</text:span></text:p>
      <text:p text:style-name="P69"><text:span text:style-name="T67"><text:s text:c="8"/>}</text:span></text:p>
      <text:p text:style-name="P69"><text:span text:style-name="T67"><text:s text:c="4"/>} else {</text:span></text:p>
      <text:p text:style-name="P69"><text:span text:style-name="T67"><text:s text:c="8"/>fprintf(stderr, "Erro: argumento invalido.\n");</text:span></text:p>
      <text:p text:style-name="P69"><text:span text:style-name="T67"><text:s text:c="8"/>print_usage(argv[0]);</text:span></text:p>
      <text:p text:style-name="P69"><text:span text:style-name="T67"><text:s text:c="8"/>return 1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print_image(pixels, width, height);</text:span></text:p>
      <text:p text:style-name="P69"><text:span text:style-name="T67"/></text:p>
      <text:p text:style-name="P69"><text:span text:style-name="T67"><text:s text:c="4"/>int buf_size = width * height * 3 + 16;</text:span></text:p>
      <text:p text:style-name="P69"><text:span text:style-name="T67"><text:s text:c="4"/>char *code_buf = malloc(buf_size);</text:span></text:p>
      <text:p text:style-name="P69"><text:span text:style-name="T67"><text:s text:c="4"/>if (!code_buf) {</text:span></text:p>
      <text:p text:style-name="P69"><text:span text:style-name="T67"><text:s text:c="8"/>fprintf(stderr, "Erro de alocacao do buffer de codigo.\n");</text:span></text:p>
      <text:p text:style-name="P69"><text:span text:style-name="T67"><text:s text:c="8"/>free(pixels);</text:span></text:p>
      <text:p text:style-name="P69"><text:span text:style-name="T67"><text:s text:c="8"/>return 1;</text:span></text:p>
      <text:p text:style-name="P69"><text:span text:style-name="T67"><text:s text:c="4"/>}</text:span></text:p>
      <text:p text:style-name="P69"><text:span text:style-name="T67"/></text:p>
      <text:p text:style-name="P69"><text:span text:style-name="T67"><text:s text:c="4"/>int pos = 0;</text:span></text:p>
      <text:p text:style-name="P69"><text:span text:style-name="T67"><text:s text:c="4"/>encode_region(pixels, width, 0, 0, width, height, code_buf, &amp;pos);</text:span></text:p>
      <text:p text:style-name="P69"><text:span text:style-name="T67"><text:s text:c="4"/>code_buf[pos] = '\0';</text:span></text:p>
      <text:p text:style-name="P69"><text:span text:style-name="T67"/></text:p>
      <text:p text:style-name="P69"><text:span text:style-name="T67"><text:s text:c="4"/>printf("Codigo resultante:\n%s\n", code_buf);</text:span></text:p>
      <text:p text:style-name="P69"><text:span text:style-name="T67"/></text:p>
      <text:p text:style-name="P69"><text:span text:style-name="T67"><text:s text:c="4"/>free(pixels);</text:span></text:p>
      <text:p text:style-name="P69"><text:span text:style-name="T67"><text:s text:c="4"/>free(code_buf);</text:span></text:p>
      <text:p text:style-name="P69"><text:span text:style-name="T67"><text:s text:c="4"/>return 0;</text:span></text:p>
      <text:p text:style-name="P69"><text:span text:style-name="T67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